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74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7.521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7.74cm" table:align="left"/>
    </style:style>
    <style:style style:name="Table2.A" style:family="table-column">
      <style:table-column-properties style:column-width="0.219cm"/>
    </style:style>
    <style:style style:name="Table2.B" style:family="table-column">
      <style:table-column-properties style:column-width="7.521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14.422cm" table:align="left"/>
    </style:style>
    <style:style style:name="Table3.A" style:family="table-column">
      <style:table-column-properties style:column-width="0.219cm"/>
    </style:style>
    <style:style style:name="Table3.B" style:family="table-column">
      <style:table-column-properties style:column-width="14.203cm"/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74cm" table:align="left"/>
    </style:style>
    <style:style style:name="Table4.A" style:family="table-column">
      <style:table-column-properties style:column-width="0.219cm"/>
    </style:style>
    <style:style style:name="Table4.B" style:family="table-column">
      <style:table-column-properties style:column-width="7.521cm"/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2328" style:font-name="apple-system" fo:font-size="10.5pt" fo:letter-spacing="normal" fo:font-style="normal" fo:font-weight="normal"/>
    </style:style>
    <style:style style:name="P2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3" style:family="paragraph" style:parent-style-name="Standard">
      <style:paragraph-properties fo:margin-top="0.423cm" fo:margin-bottom="0.423cm" loext:contextual-spacing="false" fo:text-align="center" style:justify-single-word="false" fo:orphans="2" fo:widows="2"/>
    </style:style>
    <style:style style:name="P4" style:family="paragraph" style:parent-style-name="Standard">
      <style:paragraph-properties fo:margin-top="0.423cm" fo:margin-bottom="0.423cm" loext:contextual-spacing="false" style:line-height-at-least="0.847cm"/>
    </style:style>
    <style:style style:name="P5" style:family="paragraph" style:parent-style-name="Standard">
      <style:paragraph-properties fo:margin-top="0.423cm" fo:margin-bottom="0.423cm" loext:contextual-spacing="false" style:line-height-at-least="0.847cm" fo:orphans="2" fo:widows="2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style:line-height-at-least="0.529cm"/>
      <style:text-properties style:font-name="ui-monospace" fo:font-size="9pt"/>
    </style:style>
    <style:style style:name="P8" style:family="paragraph" style:parent-style-name="Table_20_Contents">
      <style:paragraph-properties style:line-height-at-least="0.529cm" fo:orphans="2" fo:widows="2"/>
      <style:text-properties style:font-name="ui-monospace" fo:font-size="9pt"/>
    </style:style>
    <style:style style:name="T1" style:family="text">
      <style:text-properties style:text-line-through-style="none" style:text-line-through-type="none" fo:font-size="9pt" style:text-underline-style="none" style:text-blinking="false" loext:padding="0cm" loext:border="none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9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106cm" loext:border-left="none" loext:border-right="none" loext:border-top="none" loext:border-bottom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Video Chat Styles</text:p>
      <text:section text:style-name="Sect1" text:name="file-appstyles-js">
        <text:p text:style-name="P2"><text:a xlink:type="simple" xlink:href="https://gist.github.com/adrianhajdin/600d9d89c7edbbb006626d6742ad64e0/raw/5c5baa6777a33fd2ec44bf5feba630f46898d1f8/AppStyles.js" text:style-name="Internet_20_link" text:visited-style-name="Visited_20_Internet_20_Link"><text:span text:style-name="T1">Raw</text:span></text:a></text:p>
        <text:p text:style-name="P4"><text:a xlink:type="simple" xlink:href="https://gist.github.com/adrianhajdin/600d9d89c7edbbb006626d6742ad64e0#file-appstyles-js" text:style-name="Internet_20_link" text:visited-style-name="Visited_20_Internet_20_Link"><text:span text:style-name="Strong_20_Emphasis"><text:span text:style-name="T2">AppStyles.js</text:span></text:span></text:a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bookmark text:name="file-appstyles-js-L1"/><text:bookmark text:name="file-appstyles-js-LC1"/></text:p>
            </table:table-cell>
            <table:table-cell table:style-name="Table1.A1" office:value-type="string">
              <text:p text:style-name="P7">const useStyles = makeStyles((theme) =&gt; ({<text:bookmark text:name="file-appstyles-js-L2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2"/></text:p>
            </table:table-cell>
            <table:table-cell table:style-name="Table1.A1" office:value-type="string">
              <text:p text:style-name="P7">appBar: {<text:bookmark text:name="file-appstyles-js-L3"/></text:p>
            </table:table-cell>
          </table:table-row>
          <table:table-row>
            <table:table-cell table:style-name="Table1.A1" office:value-type="string">
              <text:p text:style-name="P6"><text:bookmark text:name="file-appstyles-js-LC3"/></text:p>
            </table:table-cell>
            <table:table-cell table:style-name="Table1.A1" office:value-type="string">
              <text:p text:style-name="P7">borderRadius: 15,<text:bookmark text:name="file-appstyles-js-L4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4"/></text:p>
            </table:table-cell>
            <table:table-cell table:style-name="Table1.A1" office:value-type="string">
              <text:p text:style-name="P7">margin: '30px 100px',<text:bookmark text:name="file-appstyles-js-L5"/></text:p>
            </table:table-cell>
          </table:table-row>
          <table:table-row>
            <table:table-cell table:style-name="Table1.A1" office:value-type="string">
              <text:p text:style-name="P6"><text:bookmark text:name="file-appstyles-js-LC5"/></text:p>
            </table:table-cell>
            <table:table-cell table:style-name="Table1.A1" office:value-type="string">
              <text:p text:style-name="P7">display: 'flex',<text:bookmark text:name="file-appstyles-js-L6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6"/></text:p>
            </table:table-cell>
            <table:table-cell table:style-name="Table1.A1" office:value-type="string">
              <text:p text:style-name="P7">flexDirection: 'row',<text:bookmark text:name="file-appstyles-js-L7"/></text:p>
            </table:table-cell>
          </table:table-row>
          <table:table-row>
            <table:table-cell table:style-name="Table1.A1" office:value-type="string">
              <text:p text:style-name="P6"><text:bookmark text:name="file-appstyles-js-LC7"/></text:p>
            </table:table-cell>
            <table:table-cell table:style-name="Table1.A1" office:value-type="string">
              <text:p text:style-name="P7">justifyContent: 'center',<text:bookmark text:name="file-appstyles-js-L8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8"/></text:p>
            </table:table-cell>
            <table:table-cell table:style-name="Table1.A1" office:value-type="string">
              <text:p text:style-name="P7">alignItems: 'center',<text:bookmark text:name="file-appstyles-js-L9"/></text:p>
            </table:table-cell>
          </table:table-row>
          <table:table-row>
            <table:table-cell table:style-name="Table1.A1" office:value-type="string">
              <text:p text:style-name="P6"><text:bookmark text:name="file-appstyles-js-LC9"/></text:p>
            </table:table-cell>
            <table:table-cell table:style-name="Table1.A1" office:value-type="string">
              <text:p text:style-name="P7">width: '600px',<text:bookmark text:name="file-appstyles-js-L10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10"/></text:p>
            </table:table-cell>
            <table:table-cell table:style-name="Table1.A1" office:value-type="string">
              <text:p text:style-name="P7">border: '2px solid black',<text:bookmark text:name="file-appstyles-js-L11"/></text:p>
            </table:table-cell>
          </table:table-row>
          <table:table-row>
            <table:table-cell table:style-name="Table1.A1" office:value-type="string">
              <text:p text:style-name="P6"><text:bookmark text:name="file-appstyles-js-LC11"/></text:p>
            </table:table-cell>
            <table:table-cell table:style-name="Table1.A1" office:value-type="string">
              <text:p text:style-name="P6"><text:bookmark text:name="file-appstyles-js-L12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12"/></text:p>
            </table:table-cell>
            <table:table-cell table:style-name="Table1.A1" office:value-type="string">
              <text:p text:style-name="P7">[theme.breakpoints.down('xs')]: {<text:bookmark text:name="file-appstyles-js-L13"/></text:p>
            </table:table-cell>
          </table:table-row>
          <table:table-row>
            <table:table-cell table:style-name="Table1.A1" office:value-type="string">
              <text:p text:style-name="P6"><text:bookmark text:name="file-appstyles-js-LC13"/></text:p>
            </table:table-cell>
            <table:table-cell table:style-name="Table1.A1" office:value-type="string">
              <text:p text:style-name="P7">width: '90%',<text:bookmark text:name="file-appstyles-js-L14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14"/></text:p>
            </table:table-cell>
            <table:table-cell table:style-name="Table1.A1" office:value-type="string">
              <text:p text:style-name="P7">},<text:bookmark text:name="file-appstyles-js-L15"/></text:p>
            </table:table-cell>
          </table:table-row>
          <table:table-row>
            <table:table-cell table:style-name="Table1.A1" office:value-type="string">
              <text:p text:style-name="P6"><text:bookmark text:name="file-appstyles-js-LC15"/></text:p>
            </table:table-cell>
            <table:table-cell table:style-name="Table1.A1" office:value-type="string">
              <text:p text:style-name="P7">},<text:bookmark text:name="file-appstyles-js-L16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16"/></text:p>
            </table:table-cell>
            <table:table-cell table:style-name="Table1.A1" office:value-type="string">
              <text:p text:style-name="P7">image: {<text:bookmark text:name="file-appstyles-js-L17"/></text:p>
            </table:table-cell>
          </table:table-row>
          <table:table-row>
            <table:table-cell table:style-name="Table1.A1" office:value-type="string">
              <text:p text:style-name="P6"><text:bookmark text:name="file-appstyles-js-LC17"/></text:p>
            </table:table-cell>
            <table:table-cell table:style-name="Table1.A1" office:value-type="string">
              <text:p text:style-name="P7">marginLeft: '15px',<text:bookmark text:name="file-appstyles-js-L18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18"/></text:p>
            </table:table-cell>
            <table:table-cell table:style-name="Table1.A1" office:value-type="string">
              <text:p text:style-name="P7">},<text:bookmark text:name="file-appstyles-js-L19"/></text:p>
            </table:table-cell>
          </table:table-row>
          <table:table-row>
            <table:table-cell table:style-name="Table1.A1" office:value-type="string">
              <text:p text:style-name="P6"><text:bookmark text:name="file-appstyles-js-LC19"/></text:p>
            </table:table-cell>
            <table:table-cell table:style-name="Table1.A1" office:value-type="string">
              <text:p text:style-name="P7">wrapper: {<text:bookmark text:name="file-appstyles-js-L20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20"/></text:p>
            </table:table-cell>
            <table:table-cell table:style-name="Table1.A1" office:value-type="string">
              <text:p text:style-name="P7">display: 'flex',<text:bookmark text:name="file-appstyles-js-L21"/></text:p>
            </table:table-cell>
          </table:table-row>
          <table:table-row>
            <table:table-cell table:style-name="Table1.A1" office:value-type="string">
              <text:p text:style-name="P6"><text:bookmark text:name="file-appstyles-js-LC21"/></text:p>
            </table:table-cell>
            <table:table-cell table:style-name="Table1.A1" office:value-type="string">
              <text:p text:style-name="P7">flexDirection: 'column',<text:bookmark text:name="file-appstyles-js-L22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22"/></text:p>
            </table:table-cell>
            <table:table-cell table:style-name="Table1.A1" office:value-type="string">
              <text:p text:style-name="P7">alignItems: 'center',<text:bookmark text:name="file-appstyles-js-L23"/></text:p>
            </table:table-cell>
          </table:table-row>
          <table:table-row>
            <table:table-cell table:style-name="Table1.A1" office:value-type="string">
              <text:p text:style-name="P6"><text:bookmark text:name="file-appstyles-js-LC23"/></text:p>
            </table:table-cell>
            <table:table-cell table:style-name="Table1.A1" office:value-type="string">
              <text:p text:style-name="P7">width: '100%',<text:bookmark text:name="file-appstyles-js-L24"/></text:p>
            </table:table-cell>
          </table:table-row>
          <table:table-row table:style-name="Table1.2">
            <table:table-cell table:style-name="Table1.A1" office:value-type="string">
              <text:p text:style-name="P6"><text:bookmark text:name="file-appstyles-js-LC24"/></text:p>
            </table:table-cell>
            <table:table-cell table:style-name="Table1.A1" office:value-type="string">
              <text:p text:style-name="P7">},<text:bookmark text:name="file-appstyles-js-L25"/></text:p>
            </table:table-cell>
          </table:table-row>
          <table:table-row>
            <table:table-cell table:style-name="Table1.A1" office:value-type="string">
              <text:p text:style-name="P6"><text:bookmark text:name="file-appstyles-js-LC25"/></text:p>
            </table:table-cell>
            <table:table-cell table:style-name="Table1.A1" office:value-type="string">
              <text:p text:style-name="P8">}));</text:p>
            </table:table-cell>
          </table:table-row>
        </table:table>
      </text:section>
      <text:section text:style-name="Sect1" text:name="file-optionsstyles-js">
        <text:p text:style-name="P3"><text:a xlink:type="simple" xlink:href="https://gist.github.com/adrianhajdin/600d9d89c7edbbb006626d6742ad64e0/raw/5c5baa6777a33fd2ec44bf5feba630f46898d1f8/OptionsStyles.js" text:style-name="Internet_20_link" text:visited-style-name="Visited_20_Internet_20_Link"><text:span text:style-name="T1">Raw</text:span></text:a></text:p>
        <text:p text:style-name="P5"><text:a xlink:type="simple" xlink:href="https://gist.github.com/adrianhajdin/600d9d89c7edbbb006626d6742ad64e0#file-optionsstyles-js" text:style-name="Internet_20_link" text:visited-style-name="Visited_20_Internet_20_Link"><text:span text:style-name="Strong_20_Emphasis"><text:span text:style-name="T2">OptionsStyles.js</text:span></text:span></text:a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<text:bookmark text:name="file-optionsstyles-js-L1"/><text:bookmark text:name="file-optionsstyles-js-LC1"/></text:p>
            </table:table-cell>
            <table:table-cell table:style-name="Table2.A1" office:value-type="string">
              <text:p text:style-name="P7">const useStyles = makeStyles((theme) =&gt; ({<text:bookmark text:name="file-optionsstyles-js-L2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2"/></text:p>
            </table:table-cell>
            <table:table-cell table:style-name="Table2.A1" office:value-type="string">
              <text:p text:style-name="P7">root: {<text:bookmark text:name="file-optionsstyles-js-L3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3"/></text:p>
            </table:table-cell>
            <table:table-cell table:style-name="Table2.A1" office:value-type="string">
              <text:p text:style-name="P7">display: 'flex',<text:bookmark text:name="file-optionsstyles-js-L4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4"/></text:p>
            </table:table-cell>
            <table:table-cell table:style-name="Table2.A1" office:value-type="string">
              <text:p text:style-name="P7">flexDirection: 'column',<text:bookmark text:name="file-optionsstyles-js-L5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5"/></text:p>
            </table:table-cell>
            <table:table-cell table:style-name="Table2.A1" office:value-type="string">
              <text:p text:style-name="P7">},<text:bookmark text:name="file-optionsstyles-js-L6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6"/></text:p>
            </table:table-cell>
            <table:table-cell table:style-name="Table2.A1" office:value-type="string">
              <text:p text:style-name="P7">gridContainer: {<text:bookmark text:name="file-optionsstyles-js-L7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7"/></text:p>
            </table:table-cell>
            <table:table-cell table:style-name="Table2.A1" office:value-type="string">
              <text:p text:style-name="P7">width: '100%',<text:bookmark text:name="file-optionsstyles-js-L8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8"/></text:p>
            </table:table-cell>
            <table:table-cell table:style-name="Table2.A1" office:value-type="string">
              <text:p text:style-name="P7">[theme.breakpoints.down('xs')]: {<text:bookmark text:name="file-optionsstyles-js-L9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9"/></text:p>
            </table:table-cell>
            <table:table-cell table:style-name="Table2.A1" office:value-type="string">
              <text:p text:style-name="P7">flexDirection: 'column',<text:bookmark text:name="file-optionsstyles-js-L10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10"/></text:p>
            </table:table-cell>
            <table:table-cell table:style-name="Table2.A1" office:value-type="string">
              <text:p text:style-name="P7">},<text:bookmark text:name="file-optionsstyles-js-L11"/></text:p>
            </table:table-cell>
          </table:table-row>
          <text:soft-page-break/>
          <table:table-row>
            <table:table-cell table:style-name="Table2.A1" office:value-type="string">
              <text:p text:style-name="P6"><text:bookmark text:name="file-optionsstyles-js-LC11"/></text:p>
            </table:table-cell>
            <table:table-cell table:style-name="Table2.A1" office:value-type="string">
              <text:p text:style-name="P7">},<text:bookmark text:name="file-optionsstyles-js-L12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12"/></text:p>
            </table:table-cell>
            <table:table-cell table:style-name="Table2.A1" office:value-type="string">
              <text:p text:style-name="P7">container: {<text:bookmark text:name="file-optionsstyles-js-L13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13"/></text:p>
            </table:table-cell>
            <table:table-cell table:style-name="Table2.A1" office:value-type="string">
              <text:p text:style-name="P7">width: '600px',<text:bookmark text:name="file-optionsstyles-js-L14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14"/></text:p>
            </table:table-cell>
            <table:table-cell table:style-name="Table2.A1" office:value-type="string">
              <text:p text:style-name="P7">margin: '35px 0',<text:bookmark text:name="file-optionsstyles-js-L15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15"/></text:p>
            </table:table-cell>
            <table:table-cell table:style-name="Table2.A1" office:value-type="string">
              <text:p text:style-name="P7">padding: 0,<text:bookmark text:name="file-optionsstyles-js-L16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16"/></text:p>
            </table:table-cell>
            <table:table-cell table:style-name="Table2.A1" office:value-type="string">
              <text:p text:style-name="P7">[theme.breakpoints.down('xs')]: {<text:bookmark text:name="file-optionsstyles-js-L17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17"/></text:p>
            </table:table-cell>
            <table:table-cell table:style-name="Table2.A1" office:value-type="string">
              <text:p text:style-name="P7">width: '80%',<text:bookmark text:name="file-optionsstyles-js-L18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18"/></text:p>
            </table:table-cell>
            <table:table-cell table:style-name="Table2.A1" office:value-type="string">
              <text:p text:style-name="P7">},<text:bookmark text:name="file-optionsstyles-js-L19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19"/></text:p>
            </table:table-cell>
            <table:table-cell table:style-name="Table2.A1" office:value-type="string">
              <text:p text:style-name="P7">},<text:bookmark text:name="file-optionsstyles-js-L20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20"/></text:p>
            </table:table-cell>
            <table:table-cell table:style-name="Table2.A1" office:value-type="string">
              <text:p text:style-name="P7">margin: {<text:bookmark text:name="file-optionsstyles-js-L21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21"/></text:p>
            </table:table-cell>
            <table:table-cell table:style-name="Table2.A1" office:value-type="string">
              <text:p text:style-name="P7">marginTop: 20,<text:bookmark text:name="file-optionsstyles-js-L22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22"/></text:p>
            </table:table-cell>
            <table:table-cell table:style-name="Table2.A1" office:value-type="string">
              <text:p text:style-name="P7">},<text:bookmark text:name="file-optionsstyles-js-L23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23"/></text:p>
            </table:table-cell>
            <table:table-cell table:style-name="Table2.A1" office:value-type="string">
              <text:p text:style-name="P7">padding: {<text:bookmark text:name="file-optionsstyles-js-L24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24"/></text:p>
            </table:table-cell>
            <table:table-cell table:style-name="Table2.A1" office:value-type="string">
              <text:p text:style-name="P7">padding: 20,<text:bookmark text:name="file-optionsstyles-js-L25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25"/></text:p>
            </table:table-cell>
            <table:table-cell table:style-name="Table2.A1" office:value-type="string">
              <text:p text:style-name="P7">},<text:bookmark text:name="file-optionsstyles-js-L26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26"/></text:p>
            </table:table-cell>
            <table:table-cell table:style-name="Table2.A1" office:value-type="string">
              <text:p text:style-name="P7">paper: {<text:bookmark text:name="file-optionsstyles-js-L27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27"/></text:p>
            </table:table-cell>
            <table:table-cell table:style-name="Table2.A1" office:value-type="string">
              <text:p text:style-name="P7">padding: '10px 20px',<text:bookmark text:name="file-optionsstyles-js-L28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28"/></text:p>
            </table:table-cell>
            <table:table-cell table:style-name="Table2.A1" office:value-type="string">
              <text:p text:style-name="P7">border: '2px solid black',<text:bookmark text:name="file-optionsstyles-js-L29"/></text:p>
            </table:table-cell>
          </table:table-row>
          <table:table-row>
            <table:table-cell table:style-name="Table2.A1" office:value-type="string">
              <text:p text:style-name="P6"><text:bookmark text:name="file-optionsstyles-js-LC29"/></text:p>
            </table:table-cell>
            <table:table-cell table:style-name="Table2.A1" office:value-type="string">
              <text:p text:style-name="P7">},<text:bookmark text:name="file-optionsstyles-js-L30"/></text:p>
            </table:table-cell>
          </table:table-row>
          <table:table-row table:style-name="Table2.2">
            <table:table-cell table:style-name="Table2.A1" office:value-type="string">
              <text:p text:style-name="P6"><text:bookmark text:name="file-optionsstyles-js-LC30"/></text:p>
            </table:table-cell>
            <table:table-cell table:style-name="Table2.A1" office:value-type="string">
              <text:p text:style-name="P8">}));</text:p>
            </table:table-cell>
          </table:table-row>
        </table:table>
      </text:section>
      <text:section text:style-name="Sect1" text:name="file-styles-css">
        <text:p text:style-name="P3"><text:a xlink:type="simple" xlink:href="https://gist.github.com/adrianhajdin/600d9d89c7edbbb006626d6742ad64e0/raw/5c5baa6777a33fd2ec44bf5feba630f46898d1f8/styles.css" text:style-name="Internet_20_link" text:visited-style-name="Visited_20_Internet_20_Link"><text:span text:style-name="T1">Raw</text:span></text:a></text:p>
        <text:p text:style-name="P5"><text:a xlink:type="simple" xlink:href="https://gist.github.com/adrianhajdin/600d9d89c7edbbb006626d6742ad64e0#file-styles-css" text:style-name="Internet_20_link" text:visited-style-name="Visited_20_Internet_20_Link"><text:span text:style-name="Strong_20_Emphasis"><text:span text:style-name="T2">styles.css</text:span></text:span></text:a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6"><text:bookmark text:name="file-styles-css-L1"/><text:bookmark text:name="file-styles-css-LC1"/></text:p>
            </table:table-cell>
            <table:table-cell table:style-name="Table3.A1" office:value-type="string">
              <text:p text:style-name="P7">body {<text:bookmark text:name="file-styles-css-L2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2"/></text:p>
            </table:table-cell>
            <table:table-cell table:style-name="Table3.A1" office:value-type="string">
              <text:p text:style-name="P7">background:<text:bookmark text:name="file-styles-css-L3"/></text:p>
            </table:table-cell>
          </table:table-row>
          <table:table-row>
            <table:table-cell table:style-name="Table3.A1" office:value-type="string">
              <text:p text:style-name="P6"><text:bookmark text:name="file-styles-css-LC3"/></text:p>
            </table:table-cell>
            <table:table-cell table:style-name="Table3.A1" office:value-type="string">
              <text:p text:style-name="P7">linear-gradient(<text:bookmark text:name="file-styles-css-L4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4"/></text:p>
            </table:table-cell>
            <table:table-cell table:style-name="Table3.A1" office:value-type="string">
              <text:p text:style-name="P7">rgba(0, 0, 0, 0.3), <text:bookmark text:name="file-styles-css-L5"/></text:p>
            </table:table-cell>
          </table:table-row>
          <table:table-row>
            <table:table-cell table:style-name="Table3.A1" office:value-type="string">
              <text:p text:style-name="P6"><text:bookmark text:name="file-styles-css-LC5"/></text:p>
            </table:table-cell>
            <table:table-cell table:style-name="Table3.A1" office:value-type="string">
              <text:p text:style-name="P7">rgba(0, 0, 0, 0.3)<text:bookmark text:name="file-styles-css-L6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6"/></text:p>
            </table:table-cell>
            <table:table-cell table:style-name="Table3.A1" office:value-type="string">
              <text:p text:style-name="P7">),<text:bookmark text:name="file-styles-css-L7"/></text:p>
            </table:table-cell>
          </table:table-row>
          <table:table-row>
            <table:table-cell table:style-name="Table3.A1" office:value-type="string">
              <text:p text:style-name="P6"><text:bookmark text:name="file-styles-css-LC7"/></text:p>
            </table:table-cell>
            <table:table-cell table:style-name="Table3.A1" office:value-type="string">
              <text:p text:style-name="P7">url(https://i.pinimg.com/originals/8f/14/57/8f14578ef69a4c53352955d1e072eda6.png);<text:bookmark text:name="file-styles-css-L8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8"/></text:p>
            </table:table-cell>
            <table:table-cell table:style-name="Table3.A1" office:value-type="string">
              <text:p text:style-name="P7">background-repeat: no-repeat;<text:bookmark text:name="file-styles-css-L9"/></text:p>
            </table:table-cell>
          </table:table-row>
          <table:table-row>
            <table:table-cell table:style-name="Table3.A1" office:value-type="string">
              <text:p text:style-name="P6"><text:bookmark text:name="file-styles-css-LC9"/></text:p>
            </table:table-cell>
            <table:table-cell table:style-name="Table3.A1" office:value-type="string">
              <text:p text:style-name="P7">background-attachment: fixed;<text:bookmark text:name="file-styles-css-L10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10"/></text:p>
            </table:table-cell>
            <table:table-cell table:style-name="Table3.A1" office:value-type="string">
              <text:p text:style-name="P7">background-size: cover;<text:bookmark text:name="file-styles-css-L11"/></text:p>
            </table:table-cell>
          </table:table-row>
          <table:table-row>
            <table:table-cell table:style-name="Table3.A1" office:value-type="string">
              <text:p text:style-name="P6"><text:bookmark text:name="file-styles-css-LC11"/></text:p>
            </table:table-cell>
            <table:table-cell table:style-name="Table3.A1" office:value-type="string">
              <text:p text:style-name="P7">}<text:bookmark text:name="file-styles-css-L12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12"/></text:p>
            </table:table-cell>
            <table:table-cell table:style-name="Table3.A1" office:value-type="string">
              <text:p text:style-name="P6"><text:bookmark text:name="file-styles-css-L13"/></text:p>
            </table:table-cell>
          </table:table-row>
          <table:table-row>
            <table:table-cell table:style-name="Table3.A1" office:value-type="string">
              <text:p text:style-name="P6"><text:bookmark text:name="file-styles-css-LC13"/></text:p>
            </table:table-cell>
            <table:table-cell table:style-name="Table3.A1" office:value-type="string">
              <text:p text:style-name="P7">* {<text:bookmark text:name="file-styles-css-L14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14"/></text:p>
            </table:table-cell>
            <table:table-cell table:style-name="Table3.A1" office:value-type="string">
              <text:p text:style-name="P7">margin: 0;<text:bookmark text:name="file-styles-css-L15"/></text:p>
            </table:table-cell>
          </table:table-row>
          <table:table-row>
            <table:table-cell table:style-name="Table3.A1" office:value-type="string">
              <text:p text:style-name="P6"><text:bookmark text:name="file-styles-css-LC15"/></text:p>
            </table:table-cell>
            <table:table-cell table:style-name="Table3.A1" office:value-type="string">
              <text:p text:style-name="P7">padding: 0;<text:bookmark text:name="file-styles-css-L16"/></text:p>
            </table:table-cell>
          </table:table-row>
          <table:table-row table:style-name="Table3.2">
            <table:table-cell table:style-name="Table3.A1" office:value-type="string">
              <text:p text:style-name="P6"><text:bookmark text:name="file-styles-css-LC16"/></text:p>
            </table:table-cell>
            <table:table-cell table:style-name="Table3.A1" office:value-type="string">
              <text:p text:style-name="P8">}</text:p>
            </table:table-cell>
          </table:table-row>
        </table:table>
      </text:section>
      <text:section text:style-name="Sect1" text:name="file-videoplayerstyles-js">
        <text:p text:style-name="P3"><text:a xlink:type="simple" xlink:href="https://gist.github.com/adrianhajdin/600d9d89c7edbbb006626d6742ad64e0/raw/5c5baa6777a33fd2ec44bf5feba630f46898d1f8/VideoPlayerStyles.js" text:style-name="Internet_20_link" text:visited-style-name="Visited_20_Internet_20_Link"><text:span text:style-name="T1">Raw</text:span></text:a></text:p>
        <text:p text:style-name="P5"><text:a xlink:type="simple" xlink:href="https://gist.github.com/adrianhajdin/600d9d89c7edbbb006626d6742ad64e0#file-videoplayerstyles-js" text:style-name="Internet_20_link" text:visited-style-name="Visited_20_Internet_20_Link"><text:span text:style-name="Strong_20_Emphasis"><text:span text:style-name="T2">VideoPlayerStyles.js</text:span></text:span></text:a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6"><text:bookmark text:name="file-videoplayerstyles-js-L1"/><text:bookmark text:name="file-videoplayerstyles-js-LC1"/></text:p>
            </table:table-cell>
            <table:table-cell table:style-name="Table4.A1" office:value-type="string">
              <text:p text:style-name="P7">const useStyles = makeStyles((theme) =&gt; ({<text:bookmark text:name="file-videoplayerstyles-js-L2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2"/></text:p>
            </table:table-cell>
            <table:table-cell table:style-name="Table4.A1" office:value-type="string">
              <text:p text:style-name="P7">video: {<text:bookmark text:name="file-videoplayerstyles-js-L3"/></text:p>
            </table:table-cell>
          </table:table-row>
          <text:soft-page-break/>
          <table:table-row>
            <table:table-cell table:style-name="Table4.A1" office:value-type="string">
              <text:p text:style-name="P6"><text:bookmark text:name="file-videoplayerstyles-js-LC3"/></text:p>
            </table:table-cell>
            <table:table-cell table:style-name="Table4.A1" office:value-type="string">
              <text:p text:style-name="P7">width: '550px',<text:bookmark text:name="file-videoplayerstyles-js-L4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4"/></text:p>
            </table:table-cell>
            <table:table-cell table:style-name="Table4.A1" office:value-type="string">
              <text:p text:style-name="P7">[theme.breakpoints.down('xs')]: {<text:bookmark text:name="file-videoplayerstyles-js-L5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5"/></text:p>
            </table:table-cell>
            <table:table-cell table:style-name="Table4.A1" office:value-type="string">
              <text:p text:style-name="P7">width: '300px',<text:bookmark text:name="file-videoplayerstyles-js-L6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6"/></text:p>
            </table:table-cell>
            <table:table-cell table:style-name="Table4.A1" office:value-type="string">
              <text:p text:style-name="P7">},<text:bookmark text:name="file-videoplayerstyles-js-L7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7"/></text:p>
            </table:table-cell>
            <table:table-cell table:style-name="Table4.A1" office:value-type="string">
              <text:p text:style-name="P7">},<text:bookmark text:name="file-videoplayerstyles-js-L8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8"/></text:p>
            </table:table-cell>
            <table:table-cell table:style-name="Table4.A1" office:value-type="string">
              <text:p text:style-name="P7">gridContainer: {<text:bookmark text:name="file-videoplayerstyles-js-L9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9"/></text:p>
            </table:table-cell>
            <table:table-cell table:style-name="Table4.A1" office:value-type="string">
              <text:p text:style-name="P7">justifyContent: 'center',<text:bookmark text:name="file-videoplayerstyles-js-L10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10"/></text:p>
            </table:table-cell>
            <table:table-cell table:style-name="Table4.A1" office:value-type="string">
              <text:p text:style-name="P7">[theme.breakpoints.down('xs')]: {<text:bookmark text:name="file-videoplayerstyles-js-L11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11"/></text:p>
            </table:table-cell>
            <table:table-cell table:style-name="Table4.A1" office:value-type="string">
              <text:p text:style-name="P7">flexDirection: 'column',<text:bookmark text:name="file-videoplayerstyles-js-L12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12"/></text:p>
            </table:table-cell>
            <table:table-cell table:style-name="Table4.A1" office:value-type="string">
              <text:p text:style-name="P7">},<text:bookmark text:name="file-videoplayerstyles-js-L13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13"/></text:p>
            </table:table-cell>
            <table:table-cell table:style-name="Table4.A1" office:value-type="string">
              <text:p text:style-name="P7">},<text:bookmark text:name="file-videoplayerstyles-js-L14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14"/></text:p>
            </table:table-cell>
            <table:table-cell table:style-name="Table4.A1" office:value-type="string">
              <text:p text:style-name="P7">paper: {<text:bookmark text:name="file-videoplayerstyles-js-L15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15"/></text:p>
            </table:table-cell>
            <table:table-cell table:style-name="Table4.A1" office:value-type="string">
              <text:p text:style-name="P7">padding: '10px',<text:bookmark text:name="file-videoplayerstyles-js-L16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16"/></text:p>
            </table:table-cell>
            <table:table-cell table:style-name="Table4.A1" office:value-type="string">
              <text:p text:style-name="P7">border: '2px solid black',<text:bookmark text:name="file-videoplayerstyles-js-L17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17"/></text:p>
            </table:table-cell>
            <table:table-cell table:style-name="Table4.A1" office:value-type="string">
              <text:p text:style-name="P7">margin: '10px',<text:bookmark text:name="file-videoplayerstyles-js-L18"/></text:p>
            </table:table-cell>
          </table:table-row>
          <table:table-row table:style-name="Table4.2">
            <table:table-cell table:style-name="Table4.A1" office:value-type="string">
              <text:p text:style-name="P6"><text:bookmark text:name="file-videoplayerstyles-js-LC18"/></text:p>
            </table:table-cell>
            <table:table-cell table:style-name="Table4.A1" office:value-type="string">
              <text:p text:style-name="P7">},<text:bookmark text:name="file-videoplayerstyles-js-L19"/></text:p>
            </table:table-cell>
          </table:table-row>
          <table:table-row>
            <table:table-cell table:style-name="Table4.A1" office:value-type="string">
              <text:p text:style-name="P6"><text:bookmark text:name="file-videoplayerstyles-js-LC19"/></text:p>
            </table:table-cell>
            <table:table-cell table:style-name="Table4.A1" office:value-type="string">
              <text:p text:style-name="P8">}));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7T16:37:25.354578533</meta:creation-date>
    <dc:date>2023-08-17T16:37:42.007152265</dc:date>
    <meta:editing-duration>PT19S</meta:editing-duration>
    <meta:editing-cycles>1</meta:editing-cycles>
    <meta:document-statistic meta:table-count="4" meta:image-count="0" meta:object-count="0" meta:page-count="3" meta:paragraph-count="97" meta:word-count="186" meta:character-count="1419" meta:non-whitespace-character-count="1329"/>
    <meta:generator>LibreOffice/6.0.7.3$Linux_X86_64 LibreOffice_project/00m0$Build-3</meta:generator>
  </office:meta>
</office:document-meta>
</file>